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00000010D2DF04B43C7717153.png" manifest:media-type="image/png"/>
  <manifest:file-entry manifest:full-path="Pictures/10000201000003660000026E4E0CE9A4688186A9.png" manifest:media-type="image/png"/>
  <manifest:file-entry manifest:full-path="Pictures/1000020100000336000002672F8163B1BC358217.png" manifest:media-type="image/png"/>
  <manifest:file-entry manifest:full-path="Pictures/100002010000035B0000027418C8FF630E1F80AF.png" manifest:media-type="image/png"/>
  <manifest:file-entry manifest:full-path="Pictures/10000201000003660000027B533711DC13671FD7.png" manifest:media-type="image/png"/>
  <manifest:file-entry manifest:full-path="Pictures/100002010000036B0000027C8FECEF43137C53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94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6.945cm" svg:x="1.2cm" svg:y="4.8cm" presentation:class="title" presentation:user-transformed="true">
          <draw:text-box>
            <text:p>Présentation<text:line-break/>de <text:line-break/>ma<text:line-break/>Maquett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6.967cm" svg:x="0cm" svg:y="0.033cm">
          <draw:image xlink:href="Pictures/100002010000036B0000027C8FECEF43137C53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6.967cm" svg:x="0cm" svg:y="0.033cm">
          <draw:image xlink:href="Pictures/10000201000003660000027B533711DC13671F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5.717cm" svg:x="0cm" svg:y="0.033cm">
          <draw:image xlink:href="Pictures/100002010000035B0000027418C8FF630E1F80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5.717cm" svg:x="0cm" svg:y="0.033cm">
          <draw:image xlink:href="Pictures/1000020100000336000002672F8163B1BC3582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4" draw:layer="layout" svg:width="28cm" svg:height="15.967cm" svg:x="0cm" svg:y="0.033cm">
          <draw:image xlink:href="Pictures/10000201000003660000026E4E0CE9A4688186A9.png" xlink:type="simple" xlink:show="embed" xlink:actuate="onLoad" loext:mime-type="image/png">
            <text:p/>
          </draw:image>
        </draw:frame>
        <draw:frame draw:style-name="gr3" draw:text-style-name="P5" draw:layer="layout" svg:width="11.4cm" svg:height="6.238cm" svg:x="8.4cm" svg:y="3.962cm">
          <draw:image xlink:href="Pictures/10000201000001700000010D2DF04B43C77171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4:00:16.011907766</meta:creation-date>
    <dc:date>2022-03-20T09:42:42.090385046</dc:date>
    <meta:editing-duration>PT18M54S</meta:editing-duration>
    <meta:editing-cycles>5</meta:editing-cycles>
    <meta:generator>LibreOffice/6.4.7.2$Linux_X86_64 LibreOffice_project/40$Build-2</meta:generator>
    <meta:document-statistic meta:object-count="50"/>
  </office:meta>
</office:document-meta>
</file>